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Resource.createChart( final Account ac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hartResource.ChartResource( final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tResource.toBufferedImage( Image im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